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2697" officeooo:paragraph-rsid="001a2697"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2697"/>
    </style:style>
    <style:style style:name="T5" style:family="text">
      <style:text-properties officeooo:rsid="001b5c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4">30th</text:span> of <text:span text:style-name="T4">November</text:span> 202<text:span text:style-name="T3">1</text:span> under the <text:span text:style-name="T4">3rd</text:span> PA Meeting.</text:p>
      <text:p text:style-name="P1"/>
      <text:p text:style-name="P1">The Assembly, recognising the current situation,</text:p>
      <text:p text:style-name="P1"/>
      <text:p text:style-name="P4">Constitutes the need to give the CotS the mandate to update to 1.18 or any iteration (f.e. 1.18.1) when the CotS considers it stable and prepared enough, including trimming most unused chunks to let them be <text:span text:style-name="T5">generated by the new version.</text:span></text:p>
      <text:p text:style-name="P1"/>
      <text:p text:style-name="P1">And proceeds.</text:p>
      <text:p text:style-name="P1"/>
      <text:p text:style-name="P1">Signed by,</text:p>
      <text:p text:style-name="P1">_<text:span text:style-name="T4">yoran_</text:span></text:p>
      <text:p text:style-name="P1"/>
      <text:p text:style-name="P1"/>
      <text:p text:style-name="P1"/>
      <text:p text:style-name="Standard"><text:span text:style-name="T1">[</text:span><text:span text:style-name="T2">Motion 3-11: To give the CotS the mandate to update to 1.18 or any iteration when it considers the version stable</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01T13:53:07.196190322</dc:date>
    <meta:editing-duration>PT2M41S</meta:editing-duration>
    <meta:editing-cycles>7</meta:editing-cycles>
    <meta:generator>LibreOffice/7.2.3.2$Linux_X86_64 LibreOffice_project/a49ed84f3d037188bbbcb324f9afc3796d887539</meta:generator>
    <meta:document-statistic meta:table-count="0" meta:image-count="0" meta:object-count="0" meta:page-count="1" meta:paragraph-count="7" meta:word-count="88" meta:character-count="516" meta:non-whitespace-character-count="435"/>
  </office:meta>
</office:document-meta>
</file>